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128190" officeooo:paragraph-rsid="0019a213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weight="bold" officeooo:rsid="0007146f" officeooo:paragraph-rsid="0019a213" style:font-weight-asian="bold" style:font-weight-complex="bold"/>
    </style:style>
    <style:style style:name="P3" style:family="paragraph" style:parent-style-name="Preformatted_20_Text">
      <style:text-properties fo:font-weight="bold" officeooo:rsid="0019a213" officeooo:paragraph-rsid="0019a213" style:font-weight-asian="bold" style:font-weight-complex="bold"/>
    </style:style>
    <style:style style:name="P4" style:family="paragraph" style:parent-style-name="Preformatted_20_Text">
      <style:text-properties fo:font-weight="bold" officeooo:rsid="001a700b" officeooo:paragraph-rsid="001a700b" style:font-weight-asian="bold" style:font-weight-complex="bold"/>
    </style:style>
    <style:style style:name="P5" style:family="paragraph" style:parent-style-name="Preformatted_20_Text">
      <style:text-properties fo:font-weight="bold" officeooo:rsid="001acac6" officeooo:paragraph-rsid="001acac6" style:font-weight-asian="bold" style:font-weight-complex="bold"/>
    </style:style>
    <style:style style:name="P6" style:family="paragraph" style:parent-style-name="Preformatted_20_Text">
      <style:text-properties fo:font-weight="bold" officeooo:rsid="001d0eb5" officeooo:paragraph-rsid="001d0eb5" style:font-weight-asian="bold" style:font-weight-complex="bold"/>
    </style:style>
    <style:style style:name="P7" style:family="paragraph" style:parent-style-name="Preformatted_20_Text">
      <style:text-properties fo:font-weight="bold" officeooo:rsid="002095a2" officeooo:paragraph-rsid="002095a2" style:font-weight-asian="bold" style:font-weight-complex="bold"/>
    </style:style>
    <style:style style:name="P8" style:family="paragraph" style:parent-style-name="Preformatted_20_Text">
      <style:text-properties fo:font-weight="normal" officeooo:rsid="0019b681" officeooo:paragraph-rsid="0019b681" style:font-weight-asian="normal" style:font-weight-complex="normal"/>
    </style:style>
    <style:style style:name="P9" style:family="paragraph" style:parent-style-name="Preformatted_20_Text">
      <style:text-properties fo:font-weight="normal" officeooo:rsid="001a700b" officeooo:paragraph-rsid="001a700b" style:font-weight-asian="normal" style:font-weight-complex="normal"/>
    </style:style>
    <style:style style:name="P10" style:family="paragraph" style:parent-style-name="Preformatted_20_Text">
      <style:text-properties fo:font-weight="normal" officeooo:rsid="001d0eb5" officeooo:paragraph-rsid="001d0eb5" style:font-weight-asian="normal" style:font-weight-complex="normal"/>
    </style:style>
    <style:style style:name="P11" style:family="paragraph" style:parent-style-name="Preformatted_20_Text">
      <style:text-properties fo:font-weight="normal" officeooo:rsid="001d7b10" officeooo:paragraph-rsid="002090cd" style:font-weight-asian="normal" style:font-weight-complex="normal"/>
    </style:style>
    <style:style style:name="P12" style:family="paragraph" style:parent-style-name="Preformatted_20_Text" style:list-style-name="L1">
      <style:text-properties fo:font-weight="normal" officeooo:rsid="0007a09a" officeooo:paragraph-rsid="0019a213" style:font-weight-asian="normal" style:font-weight-complex="normal"/>
    </style:style>
    <style:style style:name="P13" style:family="paragraph" style:parent-style-name="Preformatted_20_Text" style:list-style-name="L1">
      <style:text-properties fo:font-weight="normal" officeooo:rsid="00108d38" officeooo:paragraph-rsid="0019a213" style:font-weight-asian="normal" style:font-weight-complex="normal"/>
    </style:style>
    <style:style style:name="P14" style:family="paragraph" style:parent-style-name="Preformatted_20_Text">
      <style:text-properties fo:font-weight="normal" officeooo:rsid="0019a213" officeooo:paragraph-rsid="0019a213" style:font-weight-asian="normal" style:font-weight-complex="normal"/>
    </style:style>
    <style:style style:name="P15" style:family="paragraph" style:parent-style-name="Preformatted_20_Text" style:list-style-name="L3">
      <style:text-properties fo:font-weight="normal" officeooo:rsid="0019b681" officeooo:paragraph-rsid="0019b681" style:font-weight-asian="normal" style:font-weight-complex="normal"/>
    </style:style>
    <style:style style:name="P16" style:family="paragraph" style:parent-style-name="Preformatted_20_Text" style:list-style-name="L4">
      <style:text-properties fo:font-weight="normal" officeooo:rsid="0019b681" officeooo:paragraph-rsid="0019b681" style:font-weight-asian="normal" style:font-weight-complex="normal"/>
    </style:style>
    <style:style style:name="P17" style:family="paragraph" style:parent-style-name="Preformatted_20_Text" style:list-style-name="L13">
      <style:text-properties fo:font-weight="normal" officeooo:rsid="0019b681" officeooo:paragraph-rsid="0019b681" style:font-weight-asian="normal" style:font-weight-complex="normal"/>
    </style:style>
    <style:style style:name="P18" style:family="paragraph" style:parent-style-name="Preformatted_20_Text" style:list-style-name="L3">
      <style:text-properties fo:font-weight="normal" officeooo:rsid="001a700b" officeooo:paragraph-rsid="001a700b" style:font-weight-asian="normal" style:font-weight-complex="normal"/>
    </style:style>
    <style:style style:name="P19" style:family="paragraph" style:parent-style-name="Preformatted_20_Text" style:list-style-name="L5">
      <style:text-properties fo:font-weight="normal" officeooo:rsid="001a700b" officeooo:paragraph-rsid="001a700b" style:font-weight-asian="normal" style:font-weight-complex="normal"/>
    </style:style>
    <style:style style:name="P20" style:family="paragraph" style:parent-style-name="Preformatted_20_Text" style:list-style-name="L6">
      <style:text-properties fo:font-weight="normal" officeooo:rsid="001a700b" officeooo:paragraph-rsid="001a700b" style:font-weight-asian="normal" style:font-weight-complex="normal"/>
    </style:style>
    <style:style style:name="P21" style:family="paragraph" style:parent-style-name="Preformatted_20_Text" style:list-style-name="L12">
      <style:text-properties fo:font-weight="normal" officeooo:rsid="001a700b" officeooo:paragraph-rsid="001a700b" style:font-weight-asian="normal" style:font-weight-complex="normal"/>
    </style:style>
    <style:style style:name="P22" style:family="paragraph" style:parent-style-name="Preformatted_20_Text" style:list-style-name="L7">
      <style:text-properties fo:font-weight="normal" officeooo:rsid="001acac6" officeooo:paragraph-rsid="001acac6" style:font-weight-asian="normal" style:font-weight-complex="normal"/>
    </style:style>
    <style:style style:name="P23" style:family="paragraph" style:parent-style-name="Preformatted_20_Text" style:list-style-name="L7">
      <style:text-properties fo:font-weight="normal" officeooo:rsid="001c4576" officeooo:paragraph-rsid="001c4576" style:font-weight-asian="normal" style:font-weight-complex="normal"/>
    </style:style>
    <style:style style:name="P24" style:family="paragraph" style:parent-style-name="Preformatted_20_Text" style:list-style-name="L9">
      <style:text-properties fo:font-weight="normal" officeooo:rsid="001d0eb5" officeooo:paragraph-rsid="001d0eb5" style:font-weight-asian="normal" style:font-weight-complex="normal"/>
    </style:style>
    <style:style style:name="P25" style:family="paragraph" style:parent-style-name="Preformatted_20_Text" style:list-style-name="L10">
      <style:text-properties fo:font-weight="normal" officeooo:rsid="001d0eb5" officeooo:paragraph-rsid="002090cd" style:font-weight-asian="normal" style:font-weight-complex="normal"/>
    </style:style>
    <style:style style:name="P26" style:family="paragraph" style:parent-style-name="Preformatted_20_Text" style:list-style-name="L10">
      <style:text-properties fo:font-weight="normal" officeooo:rsid="001d7b10" officeooo:paragraph-rsid="002090cd" style:font-weight-asian="normal" style:font-weight-complex="normal"/>
    </style:style>
    <style:style style:name="P27" style:family="paragraph" style:parent-style-name="Preformatted_20_Text" style:list-style-name="L11">
      <style:text-properties fo:font-weight="normal" officeooo:rsid="002095a2" officeooo:paragraph-rsid="002095a2" style:font-weight-asian="normal" style:font-weight-complex="normal"/>
    </style:style>
    <style:style style:name="P28" style:family="paragraph" style:parent-style-name="Preformatted_20_Text" style:list-style-name="L2">
      <style:text-properties officeooo:paragraph-rsid="0019a213"/>
    </style:style>
    <style:style style:name="P29" style:family="paragraph" style:parent-style-name="Preformatted_20_Text" style:list-style-name="L1">
      <style:text-properties officeooo:rsid="0019a213" officeooo:paragraph-rsid="0019a213"/>
    </style:style>
    <style:style style:name="P30" style:family="paragraph" style:parent-style-name="Preformatted_20_Text" style:list-style-name="L8">
      <style:text-properties officeooo:paragraph-rsid="001c4576"/>
    </style:style>
    <style:style style:name="P31" style:family="paragraph" style:parent-style-name="Preformatted_20_Text" style:list-style-name="L10">
      <style:text-properties fo:font-weight="bold" officeooo:rsid="001acac6" officeooo:paragraph-rsid="001acac6" style:font-weight-asian="bold" style:font-weight-complex="bold"/>
    </style:style>
    <style:style style:name="P32" style:family="paragraph" style:parent-style-name="Preformatted_20_Text" style:list-style-name="L1">
      <style:paragraph-properties fo:text-align="center" style:justify-single-word="false"/>
      <style:text-properties fo:font-size="12pt" fo:font-weight="normal" officeooo:rsid="0007a09a" officeooo:paragraph-rsid="0019a213" style:font-size-asian="12pt" style:font-weight-asian="normal" style:font-size-complex="12pt" style:font-weight-complex="normal"/>
    </style:style>
    <style:style style:name="T1" style:family="text">
      <style:text-properties officeooo:rsid="0019a21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a09a" style:font-weight-asian="normal" style:font-weight-complex="normal"/>
    </style:style>
    <style:style style:name="T4" style:family="text">
      <style:text-properties fo:font-weight="normal" officeooo:rsid="00108d38" style:font-weight-asian="normal" style:font-weight-complex="normal"/>
    </style:style>
    <style:style style:name="T5" style:family="text">
      <style:text-properties fo:font-weight="normal" officeooo:rsid="001acac6" style:font-weight-asian="normal" style:font-weight-complex="normal"/>
    </style:style>
    <style:style style:name="T6" style:family="text">
      <style:text-properties fo:font-weight="normal" officeooo:rsid="001c4576" style:font-weight-asian="normal" style:font-weight-complex="normal"/>
    </style:style>
    <style:style style:name="T7" style:family="text">
      <style:text-properties officeooo:rsid="001a700b"/>
    </style:style>
    <style:style style:name="T8" style:family="text">
      <style:text-properties officeooo:rsid="001acac6"/>
    </style:style>
    <style:style style:name="T9" style:family="text">
      <style:text-properties officeooo:rsid="001d7b10"/>
    </style:style>
    <style:style style:name="T10" style:family="text">
      <style:text-properties officeooo:rsid="001f16bc"/>
    </style:style>
    <style:style style:name="T11" style:family="text">
      <style:text-properties officeooo:rsid="002268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C-2200 Eclipse Plug-in</text:p>
      <text:p text:style-name="P1"><text:span text:style-name="T1">Development Setup</text:span> Instructions</text:p>
      <text:p text:style-name="P1"/>
      <text:p text:style-name="P2">Installing Eclipse</text:p>
      <text:list xml:id="list5631470714004024232" text:style-name="L1">
        <text:list-item>
          <text:p text:style-name="P12">Open a web browser</text:p>
        </text:list-item>
        <text:list-item>
          <text:p text:style-name="P12">Navigate to the following URL and select a mirror to download the 64 bit version of “Eclipse IDE for Java Developers”</text:p>
        </text:list-item>
      </text:list>
      <text:list xml:id="list6667379411626972521" text:style-name="L2">
        <text:list-item>
          <text:list>
            <text:list-item>
              <text:p text:style-name="P28"><text:a xlink:type="simple" xlink:href="https://eclipse.org/downloads/" text:style-name="Internet_20_link" text:visited-style-name="Visited_20_Internet_20_Link"><text:span text:style-name="T3">https://eclipse.org/downloads/</text:span></text:a></text:p>
            </text:list-item>
          </text:list>
        </text:list-item>
      </text:list>
      <text:list xml:id="list210452582483406" text:continue-list="list5631470714004024232" text:style-name="L1">
        <text:list-item>
          <text:p text:style-name="P12">Navigate to the downloaded archive file and move it to your home directory.</text:p>
        </text:list-item>
        <text:list-item>
          <text:p text:style-name="P12">Extract the archive file in your home directory</text:p>
        </text:list-item>
        <text:list-item>
          <text:p text:style-name="P12">Go into the eclipse folder that was extracted</text:p>
        </text:list-item>
        <text:list-item>
          <text:p text:style-name="P13">Move your extracted JDK folder (ex: jdk1.8.0_91) to the eclipse directory <text:span text:style-name="T8">(Only if java is not already installed and in PATH variable)</text:span></text:p>
        </text:list-item>
        <text:list-item>
          <text:p text:style-name="P13">Rename the JDK folder from (jdk1.8.0_91) to “jre”</text:p>
        </text:list-item>
        <text:list-item>
          <text:p text:style-name="P29"><text:span text:style-name="T4">R</text:span><text:span text:style-name="T2">un Eclipse and choose your default workspace</text:span></text:p>
        </text:list-item>
      </text:list>
      <text:p text:style-name="P14"/>
      <text:p text:style-name="P3">Configuring Eclipse – <text:span text:style-name="T7">Installing Xtext SDK</text:span></text:p>
      <text:list xml:id="list156323915218656230" text:style-name="L3">
        <text:list-item>
          <text:p text:style-name="P15">Open Eclipse</text:p>
        </text:list-item>
        <text:list-item>
          <text:p text:style-name="P15">Go to the help menu</text:p>
        </text:list-item>
        <text:list-item>
          <text:p text:style-name="P15">Click "Install New Software"</text:p>
        </text:list-item>
        <text:list-item>
          <text:p text:style-name="P15">Copy the following URL into the "Work with:" field</text:p>
        </text:list-item>
      </text:list>
      <text:list xml:id="list1173578047474440173" text:style-name="L4">
        <text:list-item>
          <text:list>
            <text:list-item>
              <text:p text:style-name="P16">http://download.eclipse.org/modeling/tmf/xtext/updates/composite/releases/</text:p>
            </text:list-item>
          </text:list>
        </text:list-item>
      </text:list>
      <text:list xml:id="list210453423702950" text:continue-list="list156323915218656230" text:style-name="L3">
        <text:list-item>
          <text:p text:style-name="P18">Select the "Xtext SDK" package</text:p>
        </text:list-item>
        <text:list-item>
          <text:p text:style-name="P18">Install the Xtext SDK package</text:p>
        </text:list-item>
      </text:list>
      <text:p text:style-name="P9"/>
      <text:p text:style-name="P4">Configuring Eclipse – Importing Project<text:span text:style-name="T8">s</text:span></text:p>
      <text:list xml:id="list5255723613846250449" text:style-name="L5">
        <text:list-item>
          <text:p text:style-name="P19">Open Eclipse</text:p>
        </text:list-item>
        <text:list-item>
          <text:p text:style-name="P19">Go to the file menu</text:p>
        </text:list-item>
        <text:list-item>
          <text:p text:style-name="P19">Click "Import"</text:p>
        </text:list-item>
        <text:list-item>
          <text:p text:style-name="P19">Click "Browse" and select the "org.team38.assembly.parent" project <text:span text:style-name="T11">folder</text:span></text:p>
        </text:list-item>
        <text:list-item>
          <text:p text:style-name="P19">Make sure "Search for nested projects" is checked</text:p>
        </text:list-item>
        <text:list-item>
          <text:p text:style-name="P19">Uncheck org.team38.assembly.parent from the "Projects:" window</text:p>
        </text:list-item>
        <text:list-item>
          <text:p text:style-name="P19">Six projects should be checked:</text:p>
        </text:list-item>
      </text:list>
      <text:list xml:id="list3007035053703805391" text:style-name="L6">
        <text:list-item>
          <text:list>
            <text:list-item>
              <text:p text:style-name="P20">org.team38.assembly</text:p>
            </text:list-item>
            <text:list-item>
              <text:p text:style-name="P20">org.team38.assembly.feature</text:p>
            </text:list-item>
            <text:list-item>
              <text:p text:style-name="P20">org.team38.assembly.ide</text:p>
            </text:list-item>
            <text:list-item>
              <text:p text:style-name="P20">org.team38.assembly.tests</text:p>
            </text:list-item>
            <text:list-item>
              <text:p text:style-name="P20">org.team38.assembly.ui</text:p>
            </text:list-item>
            <text:list-item>
              <text:p text:style-name="P20">org.team38.assembly.ui.tests</text:p>
            </text:list-item>
          </text:list>
        </text:list-item>
      </text:list>
      <text:list xml:id="list210452512608673" text:continue-list="list5255723613846250449" text:style-name="L5">
        <text:list-item>
          <text:p text:style-name="P19">Click Finish</text:p>
        </text:list-item>
      </text:list>
      <text:p text:style-name="P9"/>
      <text:p text:style-name="P5">Working with Xtext – Grammar file</text:p>
      <text:list xml:id="list1059217102221091797" text:style-name="L7">
        <text:list-item>
          <text:p text:style-name="P22">Changes to the LC-2200 grammar should be made to the following file</text:p>
        </text:list-item>
      </text:list>
      <text:list xml:id="list8632297797663494435" text:style-name="L8">
        <text:list-item>
          <text:list>
            <text:list-item>
              <text:p text:style-name="P30"><text:span text:style-name="T5">org.team38.assembly/</text:span><text:span text:style-name="T6">src/org.team38.assembly/LC2200.xtext</text:span></text:p>
            </text:list-item>
          </text:list>
        </text:list-item>
      </text:list>
      <text:list xml:id="list210452071450280" text:continue-list="list1059217102221091797" text:style-name="L7">
        <text:list-item>
          <text:p text:style-name="P23">After changes are made to the file, right click inside of the grammar file and select "Run as", and then "Generate Xtext Artifacts."</text:p>
        </text:list-item>
        <text:list-item>
          <text:p text:style-name="P23">Note that regenerating artifacts may cause errors in classes that rely on generated classes (eg: code generation)</text:p>
        </text:list-item>
      </text:list>
      <text:p text:style-name="P10"/>
      <text:p text:style-name="P6">Working with Xtext – Feature <text:span text:style-name="T10">Location</text:span></text:p>
      <text:p text:style-name="P5"/>
      <text:list xml:id="list1934465767697931881" text:style-name="L9">
        <text:list-item>
          <text:p text:style-name="P24">Features that interact with the grammar can be found in the following locations:</text:p>
        </text:list-item>
      </text:list>
      <text:list xml:id="list8190704461212544085" text:style-name="L10">
        <text:list-item>
          <text:list>
            <text:list-item>
              <text:p text:style-name="P25">Code Generation </text:p>
              <text:list>
                <text:list-item>
                  <text:p text:style-name="P25">org.team38.assembly/<text:span text:style-name="T9">src/</text:span>org.team38.assembly.generator</text:p>
                </text:list-item>
              </text:list>
            </text:list-item>
            <text:list-item>
              <text:p text:style-name="P25">Eclipse Perspectives</text:p>
              <text:list>
                <text:list-item>
                  <text:p text:style-name="P25">org.team38.assembly/<text:span text:style-name="T9">src/</text:span>org.team38.assembly.perspectives</text:p>
                </text:list-item>
              </text:list>
            </text:list-item>
            <text:list-item>
              <text:p text:style-name="P25">Semantic Validation Checks</text:p>
              <text:list>
                <text:list-item>
                  <text:p text:style-name="P25">org.team38.assembly/<text:span text:style-name="T9">src/</text:span>org.team38.assembly.validation</text:p>
                </text:list-item>
              </text:list>
            </text:list-item>
            <text:list-item>
              <text:p text:style-name="P25"><text:soft-page-break/>Wizards</text:p>
              <text:list>
                <text:list-item>
                  <text:p text:style-name="P25">org.team38.assembly/<text:span text:style-name="T9">src/</text:span>org.team38.assembly.wizards</text:p>
                </text:list-item>
              </text:list>
            </text:list-item>
            <text:list-item>
              <text:p text:style-name="P26">Syntax highlighting</text:p>
              <text:list>
                <text:list-item>
                  <text:p text:style-name="P26">org.team38.assembly.ui/src/org.team38.assembly.ui</text:p>
                </text:list-item>
              </text:list>
            </text:list-item>
            <text:list-item>
              <text:p text:style-name="P26">Outline View</text:p>
              <text:list>
                <text:list-item>
                  <text:p text:style-name="P26">org.team38.assembly/src/org.team38.assembly.outline</text:p>
                </text:list-item>
              </text:list>
            </text:list-item>
            <text:list-item>
              <text:p text:style-name="P26">Content Assist</text:p>
              <text:list>
                <text:list-item>
                  <text:p text:style-name="P26">org.team38.assembly/src/org.team38.assembly.contentassist</text:p>
                </text:list-item>
              </text:list>
            </text:list-item>
          </text:list>
        </text:list-item>
      </text:list>
      <text:p text:style-name="P11"/>
      <text:p text:style-name="P7">Testing the plug-in</text:p>
      <text:list xml:id="list2227392123982248761" text:style-name="L11">
        <text:list-item>
          <text:p text:style-name="P27">Right click org.team38.assembly in the project explorer</text:p>
        </text:list-item>
        <text:list-item>
          <text:p text:style-name="P27">Select "Run as"</text:p>
        </text:list-item>
        <text:list-item>
          <text:p text:style-name="P27">Choose "Eclipse Application"</text:p>
        </text:list-item>
      </text:list>
      <text:list xml:id="list210451508449916" text:continue-list="list8190704461212544085" text:style-name="L10">
        <text:list-header>
          <text:p text:style-name="P31"/>
        </text:list-header>
      </text:list>
      <text:list xml:id="list276883301773511858" text:style-name="L12">
        <text:list-item>
          <text:list>
            <text:list-header>
              <text:p text:style-name="P21"/>
            </text:list-header>
          </text:list>
        </text:list-item>
      </text:list>
      <text:p text:style-name="P9"/>
      <text:list xml:id="list2977138420368901549" text:style-name="L13">
        <text:list-header>
          <text:p text:style-name="P17"/>
        </text:list-header>
      </text:list>
      <text:p text:style-name="P8"/>
      <text:p text:style-name="P14"/>
      <text:list xml:id="list210452483449632" text:continue-list="list210452582483406" text:style-name="L1">
        <text:list-header>
          <text:p text:style-name="P3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6S</meta:editing-duration>
    <meta:editing-cycles>13</meta:editing-cycles>
    <meta:generator>LibreOffice/5.0.0.5$Windows_x86 LibreOffice_project/1b1a90865e348b492231e1c451437d7a15bb262b</meta:generator>
    <dc:date>2016-04-24T21:04:51.373000000</dc:date>
    <meta:document-statistic meta:table-count="0" meta:image-count="0" meta:object-count="0" meta:page-count="2" meta:paragraph-count="63" meta:word-count="352" meta:character-count="2575" meta:non-whitespace-character-count="2333"/>
    <meta:user-defined meta:name="Info 1"/>
    <meta:user-defined meta:name="Info 2"/>
    <meta:user-defined meta:name="Info 3"/>
    <meta:user-defined meta:name="Info 4"/>
  </office:meta>
</office:document-meta>
</file>